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officeooo:rsid="002b2d5e" officeooo:paragraph-rsid="002b2d5e"/>
    </style:style>
    <style:style style:name="P2" style:family="paragraph" style:parent-style-name="Standard" style:master-page-name="Standard">
      <style:paragraph-properties fo:margin-top="0in" fo:margin-bottom="0in" style:contextual-spacing="false" fo:text-align="justify" style:justify-single-word="false" style:page-number="auto"/>
      <style:text-properties style:font-name="Georgia" fo:font-weight="bold" officeooo:rsid="002b2d5e" officeooo:paragraph-rsid="002b2d5e" style:font-weight-asian="bold" style:font-weight-complex="bold"/>
    </style:style>
    <style:style style:name="T1" style:family="text">
      <style:text-properties officeooo:rsid="002bda16"/>
    </style:style>
    <style:style style:name="T2" style:family="text">
      <style:text-properties officeooo:rsid="002dcc20"/>
    </style:style>
    <style:style style:name="T3" style:family="text">
      <style:text-properties officeooo:rsid="002f88c6"/>
    </style:style>
    <style:style style:name="T4" style:family="text">
      <style:text-properties officeooo:rsid="0030f75d"/>
    </style:style>
    <style:style style:name="T5" style:family="text">
      <style:text-properties officeooo:rsid="0031b66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eams</text:p>
      <text:p text:style-name="P1"><text:s text:c="5"/>You’re asleep. At least that’s what your body is telling you by all the snoring you do. <text:span text:style-name="T1">That’s when the dreams start up. You dream of Amy, you dream of the accident that you came upon. You dream that Amy was in the accident. It’s a terrible mess. She’s dead in your dreams. You dream of a funeral. You’re crying.</text:span></text:p>
      <text:p text:style-name="P1"><text:s text:c="5"/><text:span text:style-name="T2">You wake up. Your heart beat is irregular. It’s fast. You reach for your phone. It’s two a.m. in the morning. You need to find out if Amy is okay. You call her phone.</text:span></text:p>
      <text:p text:style-name="P1"><text:s text:c="5"/><text:span text:style-name="T2">Amy answers with a groggy tone. You’ve woken her up you little shit.</text:span></text:p>
      <text:p text:style-name="P1"><text:s text:c="5"/><text:span text:style-name="T2">You make sure she’s okay, she is. </text:span><text:span text:style-name="T3">You apologize about waking her up. Over and over again you apologize. </text:span><text:span text:style-name="T4">There’s nothing you can do but say you’re sorry. She says she understands and tells you to go back to sleep.</text:span></text:p>
      <text:p text:style-name="P1"><text:s text:c="5"/><text:span text:style-name="T5">Sleep is difficult to find at this moment in time. You get up and brew some coffee. Might as well get some energy while you’re awak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fo:hyphenation-ladder-count="no-limit" style:writing-mode="lr-tb"/>
      <style:text-properties fo:color="#00000a" loext:opacity="100%" style:font-name="Calibri" fo:font-family="Calibri" style:font-family-generic="roman" style:font-pitch="variable" fo:font-size="11pt" fo:language="en" fo:country="US" style:font-name-asian="SimSun" style:font-family-asian="SimSu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Default_20_Paragraph_20_Font" style:display-name="Default Paragraph Font"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2-10-22T16:39:00</meta:creation-date>
    <meta:initial-creator>kyle</meta:initial-creator>
    <dc:language>en-US</dc:language>
    <dc:date>2022-09-01T09:20:07.815000000</dc:date>
    <meta:editing-cycles>40</meta:editing-cycles>
    <meta:editing-duration>PT1H22M34S</meta:editing-duration>
    <meta:generator>LibreOffice/7.4.0.3$Windows_X86_64 LibreOffice_project/f85e47c08ddd19c015c0114a68350214f7066f5a</meta:generator>
    <meta:document-statistic meta:table-count="0" meta:image-count="0" meta:object-count="0" meta:page-count="1" meta:paragraph-count="6" meta:word-count="174" meta:character-count="922" meta:non-whitespace-character-count="729"/>
    <meta:template xlink:type="simple" xlink:actuate="onRequest" xlink:title="Normal.dotm" xlink:href=""/>
  </office:meta>
</office:document-meta>
</file>